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9.001cm" table:align="margins" style:writing-mode="lr-tb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fo:font-weight="normal" officeooo:paragraph-rsid="000a99b7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Times New Roman" fo:font-size="12pt" fo:font-weight="normal" officeooo:paragraph-rsid="000a99b7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fo:font-weight="normal" officeooo:rsid="00097583" officeooo:paragraph-rsid="000a99b7" style:font-size-asian="12pt" style:font-weight-asian="normal" style:font-name-complex="Times New Roman1" style:font-size-complex="12pt" style:font-weight-complex="normal"/>
    </style:style>
    <style:style style:name="P4" style:family="paragraph" style:parent-style-name="List_20_Paragraph">
      <style:text-properties style:font-name="Times New Roman" fo:font-size="12pt" style:font-size-asian="12pt" style:font-size-complex="12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officeooo:rsid="00097583" style:font-size-asian="12pt" style:font-name-complex="Times New Roman1" style:font-size-complex="12pt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fo:font-weight="normal" officeooo:rsid="00097583" officeooo:paragraph-rsid="000a99b7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2pt" fo:font-weight="normal" officeooo:rsid="00097583" officeooo:paragraph-rsid="000a99b7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2pt" fo:font-weight="normal" officeooo:paragraph-rsid="000a99b7" style:font-size-asian="12pt" style:font-weight-asian="normal" style:font-size-complex="12pt" style:font-weight-complex="normal"/>
    </style:style>
    <style:style style:name="T1" style:family="text">
      <style:text-properties officeooo:rsid="00097583" style:font-name-complex="Times New Roman1"/>
    </style:style>
    <style:style style:name="T2" style:family="text">
      <style:text-properties officeooo:rsid="000a99b7" style:font-name-complex="Times New Roman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6">Ficha de avaliação – Introdução GNU/Linux</text:p>
            <text:p text:style-name="P1"><text:span text:style-name="T2">1. </text:span><text:span text:style-name="T1">O que você achou do minicurso?</text:span></text:p>
            <text:p text:style-name="P3"/>
            <text:p text:style-name="P2"><text:span text:style-name="T2">2. </text:span><text:span text:style-name="T1">Tem alguma sugestão/crítica/recomendação </text:span><text:span text:style-name="T2">(sobre o minicurso, minha apresentação, minha didática etc)</text:span><text:span text:style-name="T1">?</text:span></text:p>
            <text:p text:style-name="P3"/>
            <text:p text:style-name="P2"/>
          </table:table-cell>
        </table:table-row>
        <table:table-row>
          <table:table-cell table:style-name="Tabela1.A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6">Ficha de avaliação – Introdução GNU/Linux</text:p>
            <text:p text:style-name="P1"><text:span text:style-name="T2">1. </text:span><text:span text:style-name="T1">O que você achou do minicurso?</text:span></text:p>
            <text:p text:style-name="P3"/>
            <text:p text:style-name="P2"><text:span text:style-name="T2">2. </text:span><text:span text:style-name="T1">Tem alguma sugestão/crítica/recomendação </text:span><text:span text:style-name="T2">(sobre o minicurso, minha apresentação, minha didática etc)</text:span><text:span text:style-name="T1">?</text:span></text:p>
            <text:p text:style-name="P3"/>
            <text:p text:style-name="P3"/>
          </table:table-cell>
        </table:table-row>
        <table:table-row>
          <table:table-cell table:style-name="Tabela1.A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6">Ficha de avaliação – Introdução GNU/Linux</text:p>
            <text:p text:style-name="P1"><text:span text:style-name="T2">1. </text:span><text:span text:style-name="T1">O que você achou do minicurso?</text:span></text:p>
            <text:p text:style-name="P3"/>
            <text:p text:style-name="P2"><text:span text:style-name="T2">2. </text:span><text:span text:style-name="T1">Tem alguma sugestão/crítica/recomendação </text:span><text:span text:style-name="T2">(sobre o minicurso, minha apresentação, minha didática etc)</text:span><text:span text:style-name="T1">?</text:span></text:p>
            <text:p text:style-name="P3"/>
            <text:p text:style-name="P3"/>
          </table:table-cell>
        </table:table-row>
        <table:table-row>
          <table:table-cell table:style-name="Tabela1.A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6">Ficha de avaliação – Introdução GNU/Linux</text:p>
            <text:p text:style-name="P1"><text:span text:style-name="T2">1. </text:span><text:span text:style-name="T1">O que você achou do minicurso?</text:span></text:p>
            <text:p text:style-name="P3"/>
            <text:p text:style-name="P2"><text:span text:style-name="T2">2. </text:span><text:span text:style-name="T1">Tem alguma sugestão/crítica/recomendação </text:span><text:span text:style-name="T2">(sobre o minicurso, minha apresentação, minha didática etc)</text:span><text:span text:style-name="T1">?</text:span></text:p>
            <text:p text:style-name="P2"/>
            <text:p text:style-name="P2"/>
          </table:table-cell>
        </table:table-row>
        <table:table-row>
          <table:table-cell table:style-name="Tabela1.A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6">Ficha de avaliação – Introdução GNU/Linux</text:p>
            <text:p text:style-name="P1"><text:span text:style-name="T2">1. </text:span><text:span text:style-name="T1">O que você achou do minicurso?</text:span></text:p>
            <text:p text:style-name="P3"/>
            <text:p text:style-name="P2"><text:span text:style-name="T2">2. </text:span><text:span text:style-name="T1">Tem alguma sugestão/crítica/recomendação </text:span><text:span text:style-name="T2">(sobre o minicurso, minha apresentação, minha didática etc)</text:span><text:span text:style-name="T1">?</text:span></text:p>
            <text:p text:style-name="P3"/>
            <text:p text:style-name="P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8pt" style:font-name-asian="Calibri1" style:font-family-asian="Calibri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8pt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orpo_20_de_20_texto_20_Char" style:display-name="Corpo de texto Char" style:family="text" style:parent-style-name="Default_20_Paragraph_20_Font">
      <style:text-properties style:font-name="Times New Roman" fo:font-family="'Times New Roman'" style:font-family-generic="roman" style:font-pitch="variable" fo:font-size="8pt" style:font-name-asian="Calibri1" style:font-family-asian="Calibri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1cm" fo:margin-right="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9-10-23T15:59:14.251555032</meta:creation-date>
    <meta:editing-duration>PT1M30S</meta:editing-duration>
    <meta:generator>LibreOffice/6.2.7.1$Linux_X86_64 LibreOffice_project/20$Build-1</meta:generator>
    <dc:date>2019-10-23T18:22:07.018315085</dc:date>
    <meta:document-statistic meta:table-count="1" meta:image-count="0" meta:object-count="0" meta:page-count="1" meta:paragraph-count="15" meta:word-count="120" meta:character-count="890" meta:non-whitespace-character-count="780"/>
    <meta:user-defined meta:name="AppVersion">12.0000</meta:user-defined>
    <meta:user-defined meta:name="Company">Universidade Tecnológica Federal do Paraná - P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